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ébat sur le nucléaire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ifférents rôl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ésident de séance</text:p>
                <text:list>
                  <text:list-item>
                    <text:p>Répartit la parole, veille à la progression du débat</text:p>
                  </text:list-item>
                </text:list>
              </text:list-item>
              <text:list-item>
                <text:p>Synthétiseur</text:p>
                <text:list>
                  <text:list-item>
                    <text:p>Fait des rappels / résume ce qui vient d’être dit</text:p>
                  </text:list-item>
                </text:list>
              </text:list-item>
              <text:list-item>
                <text:p>Secrétaire</text:p>
                <text:list>
                  <text:list-item>
                    <text:p>Note les idées clés</text:p>
                  </text:list-item>
                </text:list>
              </text:list-item>
              <text:list-item>
                <text:p>Débatte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Quelques règl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n lève la main pour prendre la parole</text:p>
              </text:list-item>
              <text:list-item>
                <text:p>On ne parle que quand on a la parole</text:p>
              </text:list-item>
              <text:list-item>
                <text:p>On écoute sans couper</text:p>
              </text:list-item>
              <text:list-item>
                <text:p>On prend compte de la parole de l’autre</text:p>
              </text:list-item>
              <text:list-item>
                <text:p>On ne se moque pas</text:p>
              </text:list-item>
              <text:list-item>
                <text:p>On a le droit de se tai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21:55:22.071299653</meta:creation-date>
    <meta:editing-duration>PT3M26S</meta:editing-duration>
    <meta:editing-cycles>3</meta:editing-cycles>
    <meta:generator>LibreOffice/5.4.5.1$Linux_X86_64 LibreOffice_project/40m0$Build-1</meta:generator>
    <dc:date>2018-03-14T21:58:48.279677247</dc:date>
    <meta:document-statistic meta:object-count="4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